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25-03-1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24-02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23-02-1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22-03-2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21-03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20-02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9-01-2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8-08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8-02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7-03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6-12-2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6-02-1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5-03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4-01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3-01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2-06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2-01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10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08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07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06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05-0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03-1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1-02-25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10-03-1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9-01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8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7-03-0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6-03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5-02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4-02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3-02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2-02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1-02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2000-02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9-01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5784" calcext:value-type="float">
            <text:p>98.8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9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8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8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8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810106513601</text:p>
          </table:table-cell>
          <table:table-cell office:value-type="string" calcext:value-type="string">
            <text:p>MBOWN-206 - 29S.01E.08.124</text:p>
          </table:table-cell>
          <table:table-cell office:value-type="string" calcext:value-type="string">
            <text:p>195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